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style:language-asian="es" style:country-asian="ES" style:font-weight-asian="bold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language-asian="es" style:country-asian="ES" style:font-weight-asian="bold"/>
    </style:style>
    <style:style style:name="P3" style:family="paragraph" style:parent-style-name="Standard">
      <style:text-properties fo:language="en" fo:country="US" style:language-asian="es" style:country-asian="E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paragraph-properties fo:margin-left="0.635cm" fo:margin-right="0cm" fo:text-indent="0cm" style:auto-text-indent="false" fo:break-before="page"/>
      <style:text-properties fo:language="en" fo:country="US" fo:font-weight="bold" style:language-asian="es" style:country-asian="ES" style:font-weight-asian="bold"/>
    </style:style>
    <style:style style:name="P7" style:family="paragraph" style:parent-style-name="Standard" style:master-page-name="Standard">
      <style:paragraph-properties fo:margin-left="0.635cm" fo:margin-right="0cm" fo:text-align="center" style:justify-single-word="false" fo:text-indent="0cm" style:auto-text-indent="false" style:page-number="auto"/>
    </style:style>
    <style:style style:name="P8" style:family="paragraph" style:parent-style-name="Standard">
      <style:paragraph-properties fo:margin-left="0cm" fo:margin-right="0cm" fo:text-indent="0.635cm" style:auto-text-indent="false"/>
    </style:style>
    <style:style style:name="P9" style:family="paragraph" style:parent-style-name="Standard">
      <style:paragraph-properties fo:margin-left="0cm" fo:margin-right="0cm" fo:text-indent="0.635cm" style:auto-text-indent="false"/>
      <style:text-properties fo:language="en" fo:country="GB"/>
    </style:style>
    <style:style style:name="P10" style:family="paragraph" style:parent-style-name="Standard">
      <style:paragraph-properties fo:margin-left="0cm" fo:margin-right="0cm" fo:text-indent="0.635cm" style:auto-text-indent="false"/>
      <style:text-properties fo:background-color="#ffff00"/>
    </style:style>
    <style:style style:name="P11" style:family="paragraph" style:parent-style-name="Standard">
      <style:paragraph-properties fo:margin-left="0cm" fo:margin-right="0cm" fo:text-align="center" style:justify-single-word="false" fo:text-indent="0.635cm" style:auto-text-indent="false" fo:break-before="page"/>
    </style:style>
    <style:style style:name="P12" style:family="paragraph" style:parent-style-name="Standard">
      <style:paragraph-properties fo:margin-left="0cm" fo:margin-right="0cm" fo:text-indent="0.63cm" style:auto-text-indent="false"/>
      <style:text-properties style:font-name="Calibri" fo:language="en" fo:country="GB" style:font-name-asian="Arial Unicode MS" style:font-name-complex="Courier New" style:font-size-complex="10pt"/>
    </style:style>
    <style:style style:name="P13" style:family="paragraph" style:parent-style-name="Standard">
      <style:paragraph-properties fo:margin-left="0cm" fo:margin-right="0cm" fo:text-indent="0.63cm" style:auto-text-indent="false"/>
      <style:text-properties style:font-name="Calibri" fo:language="en" fo:country="GB" officeooo:rsid="00052e37" officeooo:paragraph-rsid="00052e37" style:font-name-asian="Arial Unicode MS" style:font-name-complex="Courier New" style:font-size-complex="10pt"/>
    </style:style>
    <style:style style:name="P14" style:family="paragraph" style:parent-style-name="Standard">
      <style:paragraph-properties fo:margin-left="0cm" fo:margin-right="0cm" fo:text-indent="0.63cm" style:auto-text-indent="false"/>
      <style:text-properties fo:background-color="#ffff00"/>
    </style:style>
    <style:style style:name="P15" style:family="paragraph" style:parent-style-name="Standard">
      <style:paragraph-properties fo:margin-top="0cm" fo:margin-bottom="0cm" style:contextual-spacing="false"/>
    </style:style>
    <style:style style:name="P16" style:family="paragraph" style:parent-style-name="Standard">
      <style:paragraph-properties fo:margin-top="0cm" fo:margin-bottom="0cm" style:contextual-spacing="false" fo:line-height="100%"/>
    </style:style>
    <style:style style:name="P17" style:family="paragraph" style:parent-style-name="Standard">
      <style:paragraph-properties fo:text-align="center" style:justify-single-word="false" fo:break-before="page"/>
    </style:style>
    <style:style style:name="P18" style:family="paragraph" style:parent-style-name="codigo">
      <style:text-properties style:font-name="Calibri" fo:font-size="11pt" style:font-size-asian="11pt" style:font-name-complex="Calibri1" style:font-size-complex="11pt"/>
    </style:style>
    <style:style style:name="P19" style:family="paragraph" style:parent-style-name="codigo">
      <style:paragraph-properties fo:margin-top="0cm" fo:margin-bottom="0.423cm" style:contextual-spacing="false"/>
    </style:style>
    <style:style style:name="P20" style:family="paragraph" style:parent-style-name="codigo">
      <style:paragraph-properties fo:margin-left="1.27cm" fo:margin-right="0cm" fo:text-indent="1.228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language-asian="es" style:country-asian="ES" style:font-weight-asian="bold"/>
    </style:style>
    <style:style style:name="T3" style:family="text">
      <style:text-properties fo:language="en" fo:country="US" style:language-asian="es" style:country-asian="ES"/>
    </style:style>
    <style:style style:name="T4" style:family="text">
      <style:text-properties style:font-name="Calibri" fo:font-size="11pt" style:font-size-asian="11pt" style:font-name-complex="Calibri1" style:font-size-complex="11pt"/>
    </style:style>
    <style:style style:name="T5" style:family="text">
      <style:text-properties style:font-name="Calibri" fo:language="en" fo:country="GB" fo:font-weight="bold" style:font-name-asian="Arial Unicode MS" style:font-weight-asian="bold" style:font-name-complex="Courier New" style:font-size-complex="10pt" style:font-weight-complex="bold"/>
    </style:style>
    <style:style style:name="T6" style:family="text">
      <style:text-properties style:font-name="Calibri" fo:language="en" fo:country="GB" style:font-name-asian="Arial Unicode MS" style:font-name-complex="Courier New" style:font-size-complex="10pt"/>
    </style:style>
    <style:style style:name="T7" style:family="text">
      <style:text-properties style:font-name="Calibri" fo:language="en" fo:country="GB" officeooo:rsid="0004c4dd" style:font-name-asian="Arial Unicode MS" style:font-name-complex="Courier New" style:font-size-complex="10pt"/>
    </style:style>
    <style:style style:name="T8" style:family="text">
      <style:text-properties style:font-name="Calibri" fo:language="en" fo:country="GB" officeooo:rsid="0004f39b" style:font-name-asian="Arial Unicode MS" style:font-name-complex="Courier New" style:font-size-complex="10pt"/>
    </style:style>
    <style:style style:name="T9" style:family="text">
      <style:text-properties style:font-name="Calibri" fo:language="en" fo:country="GB" style:font-name-asian="Calibri1" style:font-name-complex="Times New Roman"/>
    </style:style>
    <style:style style:name="T10" style:family="text">
      <style:text-properties style:font-name="Calibri" fo:language="en" fo:country="US" style:font-name-asian="Calibri1" style:font-name-complex="Times New Roman"/>
    </style:style>
    <style:style style:name="T11" style:family="text">
      <style:text-properties fo:language="en" fo:country="GB"/>
    </style:style>
    <style:style style:name="T12" style:family="text">
      <style:text-properties fo:language="en" fo:country="GB" fo:font-weight="bold" style:font-weight-asian="bold"/>
    </style:style>
    <style:style style:name="T13" style:family="text">
      <style:text-properties fo:language="en" fo:country="GB" fo:font-weight="bold" style:font-weight-asian="bold" style:font-weight-complex="bold"/>
    </style:style>
    <style:style style:name="T14" style:family="text">
      <style:text-properties fo:language="en" fo:country="GB" officeooo:rsid="000798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Pregunta 1</text:span></text:p>
      <text:p text:style-name="Standard"><text:span text:style-name="T1">Given the following:</text:span></text:p>
      <text:p text:style-name="codigo"><text:span text:style-name="T4"><text:s/>public class Test {</text:span></text:p>
      <text:p text:style-name="codigo"><text:span text:style-name="T4"><text:s text:c="3"/>static int [] n;</text:span></text:p>
      <text:p text:style-name="codigo"><text:span text:style-name="T4"><text:s text:c="3"/>public static void main (String []args) {</text:span></text:p>
      <text:p text:style-name="codigo"><text:span text:style-name="T4"><text:s/><text:tab/>System.out.println(n[0]);</text:span></text:p>
      <text:p text:style-name="codigo"><text:span text:style-name="T4"><text:s text:c="3"/>}</text:span></text:p>
      <text:p text:style-name="P19"><text:span text:style-name="T4"><text:s/>}</text:span></text:p>
      <text:p text:style-name="P8"><text:span text:style-name="T13">What is the result?</text:span></text:p>
      <text:p text:style-name="P8"><text:span text:style-name="T11">A. The output is 0</text:span></text:p>
      <text:p text:style-name="P8"><text:span text:style-name="T11">B. The output is null</text:span></text:p>
      <text:p text:style-name="P8"><text:span text:style-name="T11">C. Compilation will fail</text:span></text:p>
      <text:p text:style-name="P10"><text:span text:style-name="T11">D. NullPointerException</text:span></text:p>
      <text:p text:style-name="P1"/>
      <text:p text:style-name="P6"/>
      <text:p text:style-name="P4"><text:span text:style-name="T2">Pregunta 2</text:span></text:p>
      <text:p text:style-name="Standard"><text:span text:style-name="T1">Given the following:</text:span></text:p>
      <text:p text:style-name="codigo"><text:span text:style-name="T4">public class Test {</text:span></text:p>
      <text:p text:style-name="codigo"><text:span text:style-name="T4"><text:s text:c="2"/>public static void main (String []args) {</text:span></text:p>
      <text:p text:style-name="codigo"><text:span text:style-name="T4"><text:tab/>int [] n;</text:span></text:p>
      <text:p text:style-name="codigo"><text:span text:style-name="T4"><text:tab/>System.out.println(n[0]);</text:span></text:p>
      <text:p text:style-name="codigo"><text:span text:style-name="T4"><text:s text:c="2"/>}</text:span></text:p>
      <text:p text:style-name="P19"><text:span text:style-name="T4">}</text:span></text:p>
      <text:p text:style-name="P8"><text:span text:style-name="T13">What is the result?</text:span></text:p>
      <text:p text:style-name="P8"><text:span text:style-name="T11">A. The output is 0</text:span></text:p>
      <text:p text:style-name="P8"><text:span text:style-name="T11">B. The output is null</text:span></text:p>
      <text:p text:style-name="P10"><text:span text:style-name="T11">C. Compilation will fail</text:span></text:p>
      <text:p text:style-name="P8"><text:span text:style-name="T11">D. NullPointerException</text:span></text:p>
      <text:p text:style-name="P5"/>
      <text:p text:style-name="P11"><text:span text:style-name="T12">Pregunta 3</text:span></text:p>
      <text:p text:style-name="Standard"><text:span text:style-name="T1">Given the following:</text:span></text:p>
      <text:p text:style-name="Standard"><text:span text:style-name="T1">10. <text:s/>float f1 = 4.3f;</text:span></text:p>
      <text:p text:style-name="Standard"><text:span text:style-name="T1">11. <text:s/>float [] f2 = new float[5];</text:span></text:p>
      <text:p text:style-name="Standard"><text:span text:style-name="T1">12. <text:s/>float [][] f3 = new float [2][];</text:span></text:p>
      <text:p text:style-name="Standard"><text:span text:style-name="T1">13. <text:s/>?</text:span></text:p>
      <text:p text:style-name="P8"><text:span text:style-name="T5">Which of the following expresions could be placed in the line 13? (choose two)</text:span></text:p>
      <text:p text:style-name="P10"><text:span text:style-name="T6">A. f2[2] = f1;</text:span></text:p>
      <text:p text:style-name="P8"><text:span text:style-name="T6">B. f3[0][0] = f1; // </text:span><text:span text:style-name="T8">No, porque no está definida la segunda dimensión</text:span></text:p>
      <text:p text:style-name="P8"><text:span text:style-name="T6">C. f3[1]= f2[0];</text:span></text:p>
      <text:p text:style-name="P14"><text:span text:style-name="T6">D. f3[0] = f2;</text:span></text:p>
      <text:p text:style-name="P13">Tenemos que fijarnos en la asignación, si es el mismo tipo.</text:p>
      <text:p text:style-name="P12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<text:span text:style-name="T2">Pregunta 4</text:span></text:p>
      <text:p text:style-name="Standard"><text:span text:style-name="T3">Which of these array instantations are not legal? (choose 3)</text:span></text:p>
      <text:p text:style-name="P8"><text:span text:style-name="T9">A.String[] str = String[3]; </text:span></text:p>
      <text:p text:style-name="P8"><text:span text:style-name="T9">B.int[]k[] = new int[3][];</text:span></text:p>
      <text:p text:style-name="P8"><text:span text:style-name="T9">C.int[][][] s=new int[2][][];</text:span></text:p>
      <text:p text:style-name="P8"><text:span text:style-name="T9">D.long[][] k=new int[3][4];</text:span></text:p>
      <text:p text:style-name="P8"><text:span text:style-name="T9">E. String[][] c=new String[][5];</text:span></text:p>
      <text:p text:style-name="P8"><text:span text:style-name="T9">F. int[][] n={{4,5,7},{8,9}};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<text:span text:style-name="T2">Pregunta 5</text:span></text:p>
      <text:p text:style-name="P16"><text:span text:style-name="T3">Given the following:</text:span></text:p>
      <text:p text:style-name="P16"><text:span text:style-name="T10">public class Test { <text:s text:c="2"/></text:span></text:p>
      <text:p text:style-name="P16"><text:span text:style-name="T10"><text:s text:c="4"/>public static void main(String[] args) {</text:span></text:p>
      <text:p text:style-name="P16"><text:span text:style-name="T10"><text:s text:c="9"/>int sum=0;</text:span></text:p>
      <text:p text:style-name="P16"><text:span text:style-name="T10"><text:s text:c="9"/>int [][] s=new int[2][];</text:span></text:p>
      <text:p text:style-name="P16"><text:span text:style-name="T10"><text:s text:c="9"/>s[0]=new int[]{1,1,2};</text:span></text:p>
      <text:p text:style-name="P16"><text:span text:style-name="T10"><text:s text:c="9"/>//line x</text:span></text:p>
      <text:p text:style-name="P16"><text:span text:style-name="T10"><text:s text:c="9"/>for(int c[]:s){</text:span></text:p>
      <text:p text:style-name="P16"><text:span text:style-name="T10"><text:s text:c="13"/>for(int n:c){</text:span></text:p>
      <text:p text:style-name="P16"><text:span text:style-name="T10"><text:s text:c="16"/>sum+=n; </text:span></text:p>
      <text:p text:style-name="P16"><text:span text:style-name="T10"><text:s text:c="13"/>}</text:span></text:p>
      <text:p text:style-name="P16"><text:span text:style-name="T10"><text:s text:c="9"/>}</text:span></text:p>
      <text:p text:style-name="P16"><text:span text:style-name="T10"><text:s text:c="9"/>System.out.println(sum);</text:span></text:p>
      <text:p text:style-name="P16"><text:span text:style-name="T10"><text:s text:c="4"/>}</text:span></text:p>
      <text:p text:style-name="P16"><text:span text:style-name="T10">}</text:span></text:p>
      <text:p text:style-name="P16"><text:span text:style-name="T3">Which of the following statements must be placed in line x to programas prints 5 (elige 2)?</text:span></text:p>
      <text:p text:style-name="P16"><text:span text:style-name="T3">A. </text:span><text:span text:style-name="T10">s[1]=1</text:span></text:p>
      <text:p text:style-name="P16"><text:span text:style-name="T3">B. </text:span><text:span text:style-name="T10">s[1]=new int[]{0,1};</text:span></text:p>
      <text:p text:style-name="P16"><text:span text:style-name="T3">C. </text:span><text:span text:style-name="T10">s[1]=new int[]{0,0};</text:span></text:p>
      <text:p text:style-name="P16"><text:span text:style-name="T3">D. </text:span><text:span text:style-name="T10">s[1]=new int[]{1};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"><text:span text:style-name="T2">Pregunta 6</text:span></text:p>
      <text:p text:style-name="P15"><text:span text:style-name="T3">Given the following array:</text:span></text:p>
      <text:p text:style-name="P15"><text:span text:style-name="T3">int[] mAr={5,9,12,4,7}</text:span></text:p>
      <text:p text:style-name="P15"><text:span text:style-name="T1">Which two code fragments, independently, print each element in this array?</text:span></text:p>
      <text:p text:style-name="P15"><text:span text:style-name="T1">A. for(int i:mAr){</text:span></text:p>
      <text:p text:style-name="P15"><text:span text:style-name="T1"><text:tab/>System.out.println(mAr[i]+" ");</text:span></text:p>
      <text:p text:style-name="P15"><text:span text:style-name="T1">}</text:span></text:p>
      <text:p text:style-name="P15"><text:span text:style-name="T1">B. for(int i:mAr){</text:span></text:p>
      <text:p text:style-name="P15"><text:span text:style-name="T1"><text:tab/>System.out.println(i+ " ");</text:span></text:p>
      <text:p text:style-name="P15"><text:span text:style-name="T1">}</text:span></text:p>
      <text:p text:style-name="P15"><text:span text:style-name="T1">C. for(int i=0:mAr){</text:span></text:p>
      <text:p text:style-name="P15"><text:span text:style-name="T1"><text:tab/>System.out.println(mAr[i]+" ");</text:span></text:p>
      <text:p text:style-name="P15"><text:span text:style-name="T1"><text:tab/>i++;</text:span></text:p>
      <text:p text:style-name="P15"><text:span text:style-name="T1">}</text:span></text:p>
      <text:p text:style-name="P15"><text:span text:style-name="T1">D. for(int i=0;i&lt;mAr.length;i++){</text:span></text:p>
      <text:p text:style-name="P15"><text:span text:style-name="T1"><text:tab/>System.out.println(i+" ");</text:span></text:p>
      <text:p text:style-name="P15"><text:span text:style-name="T1">}</text:span></text:p>
      <text:p text:style-name="P15"><text:span text:style-name="T1">E. for(int i=0;i&lt;mAr.length;i++){</text:span></text:p>
      <text:p text:style-name="P15"><text:span text:style-name="T1"><text:tab/>System.out.println(mAr[i]+" ");</text:span></text:p>
      <text:p text:style-name="P15"><text:span text:style-name="T1">}</text:span></text:p>
      <text:p text:style-name="P15"><text:span text:style-name="T1">F. for(int i;i&lt;mAr.length;i++){</text:span></text:p>
      <text:p text:style-name="P15"><text:span text:style-name="T1"><text:tab/>System.out.println(mAr[i]+" ");</text:span></text:p>
      <text:p text:style-name="P4"><text:span text:style-name="T1">}</text:span></text:p>
      <text:p text:style-name="P17"><text:span text:style-name="T2">Pregunta 2</text:span></text:p>
      <text:p text:style-name="Standard"><text:span text:style-name="T1">Given the following:</text:span></text:p>
      <text:p text:style-name="codigo"><text:span text:style-name="T4">public class Test {</text:span></text:p>
      <text:p text:style-name="codigo"><text:span text:style-name="T4">static int [] p=new int[9];</text:span></text:p>
      <text:p text:style-name="codigo"><text:span text:style-name="T4"><text:s text:c="2"/>public static void main (String []args) {</text:span></text:p>
      <text:p text:style-name="codigo"><text:span text:style-name="T4"><text:tab/>int [] n=new int[9]; <text:s text:c="2"/></text:span></text:p>
      <text:p text:style-name="codigo"><text:span text:style-name="T4"><text:tab/>System.out.println(n[0]);</text:span></text:p>
      <text:p text:style-name="P20"><text:span text:style-name="T4">System.out.println(p[0]);</text:span></text:p>
      <text:p text:style-name="P18"/>
      <text:p text:style-name="codigo"><text:span text:style-name="T4"><text:s text:c="2"/>}</text:span></text:p>
      <text:p text:style-name="P19"><text:span text:style-name="T4">}</text:span></text:p>
      <text:p text:style-name="P8"><text:span text:style-name="T13">What is the result?</text:span></text:p>
      <text:p text:style-name="P10"><text:span text:style-name="T11">A. The output is 0,</text:span><text:span text:style-name="T14">0</text:span></text:p>
      <text:p text:style-name="P8"><text:span text:style-name="T11">B. The output is null</text:span></text:p>
      <text:p text:style-name="P8"><text:span text:style-name="T11">C. Compilation will fail</text:span></text:p>
      <text:p text:style-name="P8"><text:span text:style-name="T11">D. NullPointerException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 martin</meta:initial-creator>
    <meta:editing-cycles>33</meta:editing-cycles>
    <meta:creation-date>2017-02-21T11:58:00</meta:creation-date>
    <dc:date>2024-05-24T13:43:24.540000000</dc:date>
    <meta:editing-duration>P2DT10H12M34S</meta:editing-duration>
    <meta:generator>LibreOffice/7.0.2.2$Windows_X86_64 LibreOffice_project/8349ace3c3162073abd90d81fd06dcfb6b36b994</meta:generator>
    <meta:document-statistic meta:table-count="0" meta:image-count="0" meta:object-count="0" meta:page-count="7" meta:paragraph-count="105" meta:word-count="363" meta:character-count="2389" meta:non-whitespace-character-count="19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